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09in"/>
    </style:style>
    <style:style style:name="co3" style:family="table-column">
      <style:table-column-properties fo:break-before="auto" style:column-width="2.789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1.8165in"/>
    </style:style>
    <style:style style:name="co7" style:family="table-column">
      <style:table-column-properties fo:break-before="auto" style:column-width="1.5181in"/>
    </style:style>
    <style:style style:name="co8" style:family="table-column">
      <style:table-column-properties fo:break-before="auto" style:column-width="2.1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Normaliz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Test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100005" calcext:value-type="float">
            <text:p>100005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5" calcext:value-type="float">
            <text:p>695</text:p>
          </table:table-cell>
          <table:table-cell office:value-type="float" office:value="100009" calcext:value-type="float">
            <text:p>100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office:value-type="float" office:value="500003" calcext:value-type="float">
            <text:p>5000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00005" calcext:value-type="float">
            <text:p>1000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table:formula="of:=AVERAGE([.A2:.A5])" office:value-type="float" office:value="4.5" calcext:value-type="float">
            <text:p>4.5</text:p>
          </table:table-cell>
          <table:table-cell table:style-name="ce1" table:formula="of:=AVERAGE([.B2:.B5])" office:value-type="float" office:value="521.5" calcext:value-type="float">
            <text:p>521.5</text:p>
          </table:table-cell>
          <table:table-cell table:style-name="ce1" table:formula="of:=AVERAGE([.C2:.C5])" office:value-type="float" office:value="200004.25" calcext:value-type="float">
            <text:p>200004.25</text:p>
          </table:table-cell>
          <table:table-cell office:value-type="string" calcext:value-type="string">
            <text:p>(Mean/Average always apply on training)</text:p>
          </table:table-cell>
          <table:table-cell/>
          <table:table-cell office:value-type="string" calcext:value-type="string">
            <text:p>Apply normalization</text:p>
          </table:table-cell>
          <table:table-cell table:number-columns-repeated="2"/>
        </table:table-row>
        <table:table-row table:style-name="ro1">
          <table:table-cell table:style-name="ce1" table:formula="of:=COM.MICROSOFT.STDEV.P([.A2:.A5])" office:value-type="float" office:value="3.20156211871642" calcext:value-type="float">
            <text:p>3.20156211871642</text:p>
          </table:table-cell>
          <table:table-cell table:style-name="ce1" table:formula="of:=COM.MICROSOFT.STDEV.P([.B2:.B5])" office:value-type="float" office:value="332.18857596251" calcext:value-type="float">
            <text:p>332.18857596251</text:p>
          </table:table-cell>
          <table:table-cell table:style-name="ce1" table:formula="of:=COM.MICROSOFT.STDEV.P([.C2:.C5])" office:value-type="float" office:value="173204.3590984" calcext:value-type="float">
            <text:p>173204.3590984</text:p>
          </table:table-cell>
          <table:table-cell office:value-type="string" calcext:value-type="string">
            <text:p>(STD always apply on training)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5"/>
          <table:table-cell table:formula="of:=([.F4]-[.$A$7])/[.$A$8]" office:value-type="float" office:value="-1.09321633322024" calcext:value-type="float">
            <text:p>-1.09321633322024</text:p>
          </table:table-cell>
          <table:table-cell table:formula="of:=([.G4]-[.$B$7])/[.$B$8]" office:value-type="float" office:value="-1.41937451832544" calcext:value-type="float">
            <text:p>-1.41937451832544</text:p>
          </table:table-cell>
          <table:table-cell table:formula="of:=([.H4]-[.$C$7])/[.$C$8]" office:value-type="float" office:value="-0.54850957848022" calcext:value-type="float">
            <text:p>-0.54850957848022</text:p>
          </table:table-cell>
        </table:table-row>
        <table:table-row table:style-name="ro1">
          <table:table-cell office:value-type="string" calcext:value-type="string">
            <text:p>Step1: x – Mean / Std</text:p>
          </table:table-cell>
          <table:table-cell table:number-columns-repeated="4"/>
          <table:table-cell table:formula="of:=([.F5]-[.$A$7])/[.$A$8]" office:value-type="float" office:value="1.09321633322024" calcext:value-type="float">
            <text:p>1.09321633322024</text:p>
          </table:table-cell>
          <table:table-cell table:formula="of:=([.G5]-[.$B$7])/[.$B$8]" office:value-type="float" office:value="0.838379222383106" calcext:value-type="float">
            <text:p>0.838379222383106</text:p>
          </table:table-cell>
          <table:table-cell table:formula="of:=([.H5]-[.$C$7])/[.$C$8]" office:value-type="float" office:value="-0.57734834458288" calcext:value-type="float">
            <text:p>-0.577348344582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 table:formula="of:=([.A2]-[.$A$7])/[.$A$8]" office:value-type="float" office:value="-1.09321633322024" calcext:value-type="float">
            <text:p>-1.09321633322024</text:p>
          </table:table-cell>
          <table:table-cell table:formula="of:=([.B2]-[.$B$7])/[.$B$8]" office:value-type="float" office:value="-1.55483974276795" calcext:value-type="float">
            <text:p>-1.55483974276795</text:p>
          </table:table-cell>
          <table:table-cell table:formula="of:=([.C2]-[.$C$7])/[.$C$8]" office:value-type="float" office:value="-0.577377212216617" calcext:value-type="float">
            <text:p>-0.577377212216617</text:p>
          </table:table-cell>
          <table:table-cell table:number-columns-repeated="5"/>
        </table:table-row>
        <table:table-row table:style-name="ro1">
          <table:table-cell table:formula="of:=([.A3]-[.$A$7])/[.$A$8]" office:value-type="float" office:value="-0.78086880944303" calcext:value-type="float">
            <text:p>-0.78086880944303</text:p>
          </table:table-cell>
          <table:table-cell table:formula="of:=([.B3]-[.$B$7])/[.$B$8]" office:value-type="float" office:value="1.13941305447758" calcext:value-type="float">
            <text:p>1.13941305447758</text:p>
          </table:table-cell>
          <table:table-cell table:formula="of:=([.C3]-[.$C$7])/[.$C$8]" office:value-type="float" office:value="-0.57734834458288" calcext:value-type="float">
            <text:p>-0.57734834458288</text:p>
          </table:table-cell>
          <table:table-cell table:number-columns-repeated="5"/>
        </table:table-row>
        <table:table-row table:style-name="ro1">
          <table:table-cell table:formula="of:=([.A4]-[.$A$7])/[.$A$8]" office:value-type="float" office:value="0.468521285665818" calcext:value-type="float">
            <text:p>0.468521285665818</text:p>
          </table:table-cell>
          <table:table-cell table:formula="of:=([.B4]-[.$B$7])/[.$B$8]" office:value-type="float" office:value="0.52229369868391" calcext:value-type="float">
            <text:p>0.52229369868391</text:p>
          </table:table-cell>
          <table:table-cell table:formula="of:=([.C4]-[.$C$7])/[.$C$8]" office:value-type="float" office:value="-0.577325250475891" calcext:value-type="float">
            <text:p>-0.577325250475891</text:p>
          </table:table-cell>
          <table:table-cell table:number-columns-repeated="5"/>
        </table:table-row>
        <table:table-row table:style-name="ro1">
          <table:table-cell table:formula="of:=([.A5]-[.$A$7])/[.$A$8]" office:value-type="float" office:value="1.40556385699745" calcext:value-type="float">
            <text:p>1.40556385699745</text:p>
          </table:table-cell>
          <table:table-cell table:formula="of:=([.B5]-[.$B$7])/[.$B$8]" office:value-type="float" office:value="-0.106867010393538" calcext:value-type="float">
            <text:p>-0.106867010393538</text:p>
          </table:table-cell>
          <table:table-cell table:formula="of:=([.C5]-[.$C$7])/[.$C$8]" office:value-type="float" office:value="1.73205080727539" calcext:value-type="float">
            <text:p>1.73205080727539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3:.B16])" office:value-type="float" office:value="0" calcext:value-type="float">
            <text:p>0</text:p>
          </table:table-cell>
          <table:table-cell office:value-type="string" calcext:value-type="string">
            <text:p>Hence proof mean is ze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</text:p>
          </table:table-cell>
          <table:table-cell table:formula="of:=COM.MICROSOFT.STDEV.P([.B13:.B16])" office:value-type="float" office:value="1" calcext:value-type="float">
            <text:p>1</text:p>
          </table:table-cell>
          <table:table-cell office:value-type="string" calcext:value-type="string">
            <text:p>Hence proof std is 1</text:p>
          </table:table-cell>
          <table:table-cell table:number-columns-repeated="5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foldValid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 of Fold (k)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Record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of samples</text:p>
          </table:table-cell>
          <table:table-cell table:formula="of:=INT([.B2]/[.B1])" office:value-type="float" office:value="8" calcext:value-type="float">
            <text:p>8</text:p>
          </table:table-cell>
          <table:table-cell/>
          <table:table-cell office:value-type="string" calcext:value-type="string">
            <text:p>len(train_data) // k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Validation</text:p>
          </table:table-cell>
          <table:covered-table-cell/>
          <table:table-cell table:style-name="ce5" office:value-type="string" calcext:value-type="string" table:number-columns-spanned="2" table:number-rows-spanned="1">
            <text:p>Training</text:p>
          </table:table-cell>
          <table:covered-table-cell/>
          <table:table-cell table:style-name="ce5" office:value-type="string" calcext:value-type="string">
            <text:p>Training Remaining Fold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style-name="ce4" office:value-type="string" calcext:value-type="string">
            <text:p>i * num_val_samples</text:p>
          </table:table-cell>
          <table:table-cell office:value-type="string" calcext:value-type="string">
            <text:p>(i + 1) * num_val_samples</text:p>
          </table:table-cell>
          <table:table-cell office:value-type="string" calcext:value-type="string">
            <text:p>:i * num_val_samples</text:p>
          </table:table-cell>
          <table:table-cell/>
          <table:table-cell office:value-type="string" calcext:value-type="string">
            <text:p>(i + 1) * num_val_samples</text:p>
          </table:table-cell>
          <table:table-cell/>
        </table:table-row>
        <table:table-row table:style-name="ro1">
          <table:table-cell office:value-type="string" calcext:value-type="string">
            <text:p>loop inde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*[.$B$3]" office:value-type="float" office:value="0" calcext:value-type="float">
            <text:p>0</text:p>
          </table:table-cell>
          <table:table-cell table:formula="of:=([.A9]+1)*[.$B$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9]*[.$B$3]" office:value-type="float" office:value="0" calcext:value-type="float">
            <text:p>0</text:p>
          </table:table-cell>
          <table:table-cell table:formula="of:=([.A9]+1)*[.$B$3]" office:value-type="float" office:value="8" calcext:value-type="float">
            <text:p>8</text:p>
          </table:table-cell>
          <table:table-cell table:formula="of:=[.$B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*[.$B$3]" office:value-type="float" office:value="8" calcext:value-type="float">
            <text:p>8</text:p>
          </table:table-cell>
          <table:table-cell table:formula="of:=([.A10]+1)*[.$B$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10]*[.$B$3]" office:value-type="float" office:value="8" calcext:value-type="float">
            <text:p>8</text:p>
          </table:table-cell>
          <table:table-cell table:formula="of:=([.A10]+1)*[.$B$3]" office:value-type="float" office:value="16" calcext:value-type="float">
            <text:p>16</text:p>
          </table:table-cell>
          <table:table-cell table:formula="of:=[.$B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]*[.$B$3]" office:value-type="float" office:value="16" calcext:value-type="float">
            <text:p>16</text:p>
          </table:table-cell>
          <table:table-cell table:formula="of:=([.A11]+1)*[.$B$3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A11]*[.$B$3]" office:value-type="float" office:value="16" calcext:value-type="float">
            <text:p>16</text:p>
          </table:table-cell>
          <table:table-cell table:formula="of:=([.A11]+1)*[.$B$3]" office:value-type="float" office:value="24" calcext:value-type="float">
            <text:p>24</text:p>
          </table:table-cell>
          <table:table-cell table:formula="of:=[.$B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2]*[.$B$3]" office:value-type="float" office:value="24" calcext:value-type="float">
            <text:p>24</text:p>
          </table:table-cell>
          <table:table-cell table:formula="of:=([.A12]+1)*[.$B$3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12]*[.$B$3]" office:value-type="float" office:value="24" calcext:value-type="float">
            <text:p>24</text:p>
          </table:table-cell>
          <table:table-cell table:formula="of:=([.A12]+1)*[.$B$3]" office:value-type="float" office:value="32" calcext:value-type="float">
            <text:p>32</text:p>
          </table:table-cell>
          <table:table-cell table:formula="of:=[.$B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]*[.$B$3]" office:value-type="float" office:value="32" calcext:value-type="float">
            <text:p>32</text:p>
          </table:table-cell>
          <table:table-cell table:formula="of:=([.A13]+1)*[.$B$3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A13]*[.$B$3]" office:value-type="float" office:value="32" calcext:value-type="float">
            <text:p>32</text:p>
          </table:table-cell>
          <table:table-cell table:formula="of:=([.A13]+1)*[.$B$3]" office:value-type="float" office:value="40" calcext:value-type="float">
            <text:p>40</text:p>
          </table:table-cell>
          <table:table-cell table:formula="of:=[.$B$2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3:45:07.912424924</meta:creation-date>
    <dc:date>2020-08-23T14:34:47.849709958</dc:date>
    <meta:editing-duration>PT16M57S</meta:editing-duration>
    <meta:editing-cycles>5</meta:editing-cycles>
    <meta:generator>LibreOffice/6.4.3.2$Linux_X86_64 LibreOffice_project/40$Build-2</meta:generator>
    <meta:document-statistic meta:table-count="2" meta:cell-count="122" meta:object-count="0"/>
  </office:meta>
</office:document-meta>
</file>